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P2" style:parent-style-name="Normal" style:family="paragraph">
      <style:paragraph-properties fo:text-align="justify"/>
      <style:text-properties fo:language="en" fo:country="GB"/>
    </style:style>
    <style:style style:name="P3" style:parent-style-name="Normal" style:family="paragraph">
      <style:paragraph-properties fo:text-align="justify"/>
      <style:text-properties fo:language="en" fo:country="GB"/>
    </style:style>
    <style:style style:name="P4" style:parent-style-name="Normal" style:family="paragraph">
      <style:paragraph-properties fo:text-align="justify"/>
      <style:text-properties fo:language="en" fo:country="GB"/>
    </style:style>
    <style:style style:name="P5" style:parent-style-name="Normal" style:family="paragraph">
      <style:paragraph-properties fo:text-align="justify"/>
      <style:text-properties fo:language="en" fo:country="GB"/>
    </style:style>
    <style:style style:name="P6" style:parent-style-name="Normal" style:family="paragraph">
      <style:paragraph-properties fo:text-align="justify"/>
      <style:text-properties fo:language="en" fo:country="GB"/>
    </style:style>
    <style:style style:name="P7" style:parent-style-name="Normal" style:family="paragraph">
      <style:paragraph-properties fo:text-align="justify"/>
      <style:text-properties fo:language="en" fo:country="GB"/>
    </style:style>
    <style:style style:name="P8" style:parent-style-name="Normal" style:family="paragraph">
      <style:paragraph-properties fo:text-align="justify"/>
      <style:text-properties fo:language="en" fo:country="GB"/>
    </style:style>
    <style:style style:name="P9" style:parent-style-name="Normal" style:family="paragraph">
      <style:paragraph-properties fo:text-align="justify"/>
    </style:style>
    <style:style style:name="T10" style:parent-style-name="DefaultParagraphFont" style:family="text">
      <style:text-properties fo:language="en" fo:country="GB"/>
    </style:style>
  </office:automatic-styles>
  <office:body>
    <office:text text:use-soft-page-breaks="true">
      <text:p text:style-name="P1">27.03.2023</text:p>
      <text:p text:style-name="P2">At the start of the week, we finished making PCBs using the CNC machine. The boards we completed included various components such as a relay, multiple connectors, and the Teemsy4.1-Lou development board. Unfortunately, we were unable to complete one of the CNC boards due to a shortage of relays, which needed to be ordered. Afterwards, we moved on to making laser PCBs using a similar process. We referred to the schematics to determine the values of the resistors, capacitors, transistors, and diodes needed and gathered all the necessary components. Although we soldered the parts and successfully completed the board, we were unable to finalize it due to the same issue with missing relays.</text:p>
      <text:p text:style-name="P3">28.03.2023</text:p>
      <text:p text:style-name="P4">We moved to our next task of the week, which was creating the B.O.M of the vinyl cutter for the fasteners. The process was quite long because it had to be done manually. The CAD software which was used for the designing of the machine<text:s/>didn’t<text:s/>have the fasteners mentioned in it, so we<text:s/>couldn’t<text:s/>use the software.<text:s/></text:p>
      <text:p text:style-name="P5">After finishing the vinyl, we moved onto the next task of learning about the software used for the laser cutter. As the company is about open source machines, the softwares used were also open sources. The names of the softwares were visicut and universal g-code sender. The process of using the software was simple. First step is to put the DXF file into the visicut and create a .nc file and then export the .nc file to universal g-code sender. Before starting cutting, we need to set the zero for the machine and place the material that needs to be cut. We also need to start the vaccum to suck the burnt air from the inside of the machine and also a chiller to keep the laser tube cool and compressor to prevent fire on the material. After doing all these steps, we can proceed to cutting the parts.</text:p>
      <text:p text:style-name="P6">29.03.2023</text:p>
      <text:p text:style-name="P7">We continued with the task of making cables for the laser cutter machine. It was a tedious task as we had to check and make 2 copies of the connections for each cable from the laser machine itself.</text:p>
      <text:p text:style-name="P8">30.03.2023</text:p>
      <text:p text:style-name="P9"><text:span text:style-name="T10">During our briefing, we were informed about the CAD software Fusion 360, which has widespread use within the company for designing and assisting in the manufacturing process of models. The software boasts a variety of features such as design, rendering, animation, simulation, and more. One particularly helpful feature is the ability to connect with team members via a cloud server. After receiving a basic introduction to the software, we began our task which involved completing a 3D CAD model of a Vinyl cutter by incorporating all the necessary fasteners. This process was made simpler because we had a list of all the required fasteners. Initially, it took us some time to become familiar with the software's functionality. However, we eventually completed the task successful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reshth</meta:initial-creator>
    <dc:creator>Shreshth</dc:creator>
    <meta:creation-date>2023-03-27T15:19:00Z</meta:creation-date>
    <dc:date>2023-03-30T15:21:00Z</dc:date>
    <meta:template xlink:href="Normal" xlink:type="simple"/>
    <meta:editing-cycles>2</meta:editing-cycles>
    <meta:editing-duration>PT0S</meta:editing-duration>
    <meta:document-statistic meta:page-count="1" meta:paragraph-count="5" meta:word-count="388" meta:character-count="2834" meta:row-count="20" meta:non-whitespace-character-count="2451"/>
  </office:meta>
</office:document-meta>
</file>